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728000039E2F7CBC7F9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paragraph-properties fo:text-align="end" style:justify-single-word="false"/>
      <style:text-properties style:font-name="Times New Roman" fo:font-size="22pt" fo:language="es" fo:country="ES" style:font-size-asian="22pt" style:font-size-complex="2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22pt" fo:language="es" fo:country="ES" style:font-size-asian="22pt" style:font-size-complex="22pt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36pt" fo:language="es" fo:country="ES" style:font-size-asian="36pt" style:font-size-complex="36pt"/>
    </style:style>
    <style:style style:name="P6" style:family="paragraph" style:parent-style-name="Preformatted_20_Text">
      <style:text-properties style:font-name="Times New Roman" fo:language="es" fo:country="ES"/>
    </style:style>
    <style:style style:name="P7" style:family="paragraph" style:parent-style-name="Preformatted_20_Text">
      <style:text-properties style:font-name="Times New Roman"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93cm" fo:min-width="4.0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63cm" fo:min-width="2.3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561cm" fo:min-width="2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1cm" fo:min-width="3.3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6cm" fo:min-width="2.7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6cm" fo:min-width="2.9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Diseño de Video Juegos I</text:p>
      <text:p text:style-name="P6"/>
      <text:p text:style-name="P6"/>
      <text:p text:style-name="P6"/>
      <text:p text:style-name="P6"/>
      <text:p text:style-name="P6"/>
      <text:p text:style-name="P6"/>
      <text:p text:style-name="P5">Actividad 2</text:p>
      <text:p text:style-name="P6"/>
      <text:p text:style-name="P4">Informe de Jueg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Oscar Sánchez</text:p>
      <text:p text:style-name="P3"/>
      <text:p text:style-name="P3"/>
      <text:p text:style-name="P3"/>
      <text:p text:style-name="P2"/>
      <text:p text:style-name="P1"/>
      <text:p text:style-name="P7"><text:soft-page-break/>Titulo: Baunus</text:p>
      <text:p text:style-name="P7">Imagen:</text:p>
      <text:p text:style-name="Preformatted_20_Text"><draw:frame draw:style-name="fr1" draw:name="gráficos1" text:anchor-type="paragraph" svg:width="5.175cm" svg:height="10.589cm" draw:z-index="0"><draw:image xlink:href="Pictures/2000000700001728000039E2F7CBC7F9.svm" xlink:type="simple" xlink:show="embed" xlink:actuate="onLoad"/></draw:frame></text:p>
      <text:p text:style-name="Preformatted_20_Text"/>
      <text:p text:style-name="Preformatted_20_Text"><draw:g text:anchor-type="paragraph" draw:z-index="1" draw:style-name="gr1"><draw:frame draw:style-name="gr2" draw:text-style-name="P9" svg:width="4.001cm" svg:height="1.146cm" svg:x="7.673cm" svg:y="9.599cm"><draw:text-box><text:p text:style-name="P8"><text:span text:style-name="T1">Tirar una </text:span></text:p><text:p text:style-name="P8"><text:span text:style-name="T1">bolita</text:span></text:p></draw:text-box></draw:frame><draw:frame draw:style-name="gr3" draw:text-style-name="P9" svg:width="3.439cm" svg:height="2.931cm" svg:x="5.829cm" svg:y="4.432cm"><draw:text-box><text:p text:style-name="P8"><text:span text:style-name="T1">Si pega en un</text:span></text:p><text:p text:style-name="P8"><text:span text:style-name="T1">Cuadrado </text:span></text:p><text:p text:style-name="P8"><text:span text:style-name="T1">Eliminar Todos </text:span></text:p><text:p text:style-name="P8"><text:span text:style-name="T1">los que Estan </text:span></text:p><text:p text:style-name="P8"><text:span text:style-name="T1">conectado y son </text:span></text:p><text:p text:style-name="P8"><text:span text:style-name="T1">iguales</text:span></text:p></draw:text-box></draw:frame><draw:frame draw:style-name="gr4" draw:text-style-name="P9" svg:width="3.051cm" svg:height="2.812cm" svg:x="8.927cm" svg:y="4.388cm"><draw:text-box><text:p text:style-name="P8"><text:span text:style-name="T1">Si pega en </text:span></text:p><text:p text:style-name="P8"><text:span text:style-name="T1">Un 8 (bomba)</text:span></text:p><text:p text:style-name="P8"><text:span text:style-name="T1">Eliminar varios</text:span></text:p><text:p text:style-name="P8"><text:span text:style-name="T1">Cuadrados</text:span></text:p><text:p text:style-name="P8"><text:span text:style-name="T1"><text:s/></text:span><text:span text:style-name="T1">cercanos</text:span></text:p></draw:text-box></draw:frame><draw:frame draw:style-name="gr5" draw:text-style-name="P9" svg:width="4.647cm" svg:height="1.146cm" svg:x="6.306cm" svg:y="2.9cm"><draw:text-box><text:p text:style-name="P8"><text:span text:style-name="T1">Agregar mas cuadrados</text:span></text:p><text:p text:style-name="P8"><text:span text:style-name="T1">Al finalizar el tiempo</text:span></text:p></draw:text-box></draw:frame><draw:frame draw:style-name="gr6" draw:text-style-name="P9" svg:width="3.892cm" svg:height="1.592cm" svg:x="3.976cm" svg:y="0.441cm"><draw:text-box><text:p text:style-name="P8"><text:span text:style-name="T1">Avisar si hay algun </text:span></text:p><text:p text:style-name="P8"><text:span text:style-name="T1">Cuadrado cerca del</text:span></text:p><text:p text:style-name="P8"><text:span text:style-name="T1">Borde superior</text:span></text:p></draw:text-box></draw:frame><draw:frame draw:style-name="gr7" draw:text-style-name="P9" svg:width="4.13cm" svg:height="1.592cm" svg:x="9.174cm" svg:y="0.398cm"><draw:text-box><text:p text:style-name="P8"><text:span text:style-name="T1">Finalizar juego si</text:span></text:p><text:p text:style-name="P8"><text:span text:style-name="T1">Un cuadrado supero </text:span></text:p><text:p text:style-name="P8"><text:span text:style-name="T1">El borde superior</text:span></text:p></draw:text-box></draw:frame><draw:line draw:style-name="gr8" draw:text-style-name="P10" svg:x1="2.673cm" svg:y1="-0.001cm" svg:x2="8.573cm" svg:y2="12.699cm"><text:p/></draw:line><draw:line draw:style-name="gr8" draw:text-style-name="P10" svg:x1="14.471cm" svg:y1="-0.001cm" svg:x2="8.571cm" svg:y2="12.799cm"><text:p/></draw:line><draw:line draw:style-name="gr8" draw:text-style-name="P10" svg:x1="2.673cm" svg:y1="-0.001cm" svg:x2="14.473cm" svg:y2="-0.001cm"><text:p/></draw:line><draw:line draw:style-name="gr8" draw:text-style-name="P10" svg:x1="3.871cm" svg:y1="2.499cm" svg:x2="13.371cm" svg:y2="2.499cm"><text:p/></draw:line><draw:line draw:style-name="gr8" draw:text-style-name="P10" svg:x1="8.373cm" svg:y1="-0.001cm" svg:x2="8.373cm" svg:y2="2.499cm"><text:p/></draw:line><draw:line draw:style-name="gr8" draw:text-style-name="P10" svg:x1="4.671cm" svg:y1="4.199cm" svg:x2="12.571cm" svg:y2="4.199cm"><text:p/></draw:line><draw:line draw:style-name="gr8" draw:text-style-name="P10" svg:x1="6.873cm" svg:y1="8.899cm" svg:x2="10.373cm" svg:y2="8.899cm"><text:p/></draw:line><draw:line draw:style-name="gr8" draw:text-style-name="P10" svg:x1="8.873cm" svg:y1="4.099cm" svg:x2="8.973cm" svg:y2="8.79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0-16T02:17:58.08</dc:date>
    <meta:editing-duration>PT22M5S</meta:editing-duration>
    <meta:editing-cycles>5</meta:editing-cycles>
    <meta:document-statistic meta:table-count="0" meta:image-count="1" meta:object-count="0" meta:page-count="2" meta:paragraph-count="6" meta:word-count="15" meta:character-count="85"/>
  </office:meta>
</office:document-meta>
</file>